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 Alex,<text:line-break/><text:line-break/>I hope you enjoyed the weekend after your big accomplishment on <text:bookmark text:name="OBJ_PREFIX_DWT1032_com_zimbra_date"/><text:bookmark text:name="OBJ_PREFIX_DWT1033_com_zimbra_date"/>Friday!<text:line-break/><text:line-break/>As I said earlier, your thesis is generally very well written and I only <text:line-break/>have a few comments:<text:line-break/><text:line-break/>1) Currently, thesis chapter are named by the methodology used, rather <text:line-break/>than the research question they are answering. This, in my view, makes <text:line-break/>it hard to identify the results. How about renaming chapters to <text:line-break/>something more illustrative of the results, e.g. Chapter 5 <text:line-break/>"Interpolation" to "Distribution of winter balance"?<text:line-break/><text:line-break/>2) Since results are divided across various chapters, I think it would <text:line-break/>be useful for future readers if a more detailed summary of the results <text:line-break/>was provided at the beginning of the conclusions chapter. Most of what's <text:line-break/>there now is a repetition of the abstract (2nd paragraph on p. 146).<text:line-break/><text:line-break/>3) On page 146 (section 7.1.) you state "The data, by their nature, have <text:line-break/>minimal measurement error". I wonder if this is true for the FS snow <text:line-break/>density measurements?<text:line-break/><text:line-break/>These are suggestions - I leave it to Gwenn to decide to what extent <text:line-break/>they should be addressed.<text:line-break/><text:line-break/>Best,<text:line-break/><text:line-break/>Kirst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a Pulwicki</meta:initial-creator>
    <meta:creation-date>2017-11-22T11:22:37</meta:creation-date>
    <meta:document-statistic meta:table-count="0" meta:image-count="0" meta:object-count="0" meta:page-count="1" meta:paragraph-count="1" meta:word-count="180" meta:character-count="1068"/>
    <dc:date>2017-11-22T11:23:05</dc:date>
    <dc:creator>Alexandra Pulwicki</dc:creator>
    <meta:editing-duration>PT29S</meta:editing-duration>
    <meta:editing-cycles>1</meta:editing-cycles>
    <meta:generator>OpenOffice/4.1.2$Unix OpenOffice.org_project/412m3$Build-9782</meta:generator>
  </office:meta>
</office:document-meta>
</file>